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7.297cm"/>
    </style:style>
    <style:style style:name="co3" style:family="table-column">
      <style:table-column-properties fo:break-before="auto" style:column-width="17.655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11.01cm"/>
    </style:style>
    <style:style style:name="co7" style:family="table-column">
      <style:table-column-properties fo:break-before="auto" style:column-width="30.372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12.725cm"/>
    </style:style>
    <style:style style:name="co10" style:family="table-column">
      <style:table-column-properties fo:break-before="auto" style:column-width="13.57cm"/>
    </style:style>
    <style:style style:name="co11" style:family="table-column">
      <style:table-column-properties fo:break-before="auto" style:column-width="1.316cm"/>
    </style:style>
    <style:style style:name="co12" style:family="table-column">
      <style:table-column-properties fo:break-before="auto" style:column-width="3.494cm"/>
    </style:style>
    <style:style style:name="co13" style:family="table-column">
      <style:table-column-properties fo:break-before="auto" style:column-width="4.637cm"/>
    </style:style>
    <style:style style:name="co14" style:family="table-column">
      <style:table-column-properties fo:break-before="auto" style:column-width="3.575cm"/>
    </style:style>
    <style:style style:name="co15" style:family="table-column">
      <style:table-column-properties fo:break-before="auto" style:column-width="19.69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81d4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lerMain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D:\Privat\Circuit_Design\ControllerV2\ControllerMainV2\ControllerMainV2.kicad_s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06/06/2022 22:09: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4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6.0\bin\scripting\plugins/bom_csv_grouped_by_value.p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17" calcext:value-type="float">
            <text:p>217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rrow Part Number</text:p>
          </table:table-cell>
          <table:table-cell office:value-type="string" calcext:value-type="string">
            <text:p>Arrow Price/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_Elec_4x5.4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_Elec_4x5.4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_Elec_4x5.4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_Elec_4x5.4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1206_3216Metric_Pad1.42x1.75mm_HandSolder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1206_3216Metric_Pad1.42x1.75mm_HandSolder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1206_3216Metric_Pad1.42x1.75mm_HandSolder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1206_3216Metric_Pad1.42x1.75mm_HandSolder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1206_3216Metric_Pad1.42x1.75mm_HandSolder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3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4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5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7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8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9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0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1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2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3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4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5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7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SamacSys_Parts:TMUX6136PWR</text:p>
          </table:table-cell>
          <table:table-cell office:value-type="string" calcext:value-type="string">
            <text:p>SamacSys_Parts:SOP65P640X120-16N</text:p>
          </table:table-cell>
          <table:table-cell office:value-type="string" calcext:value-type="string">
            <text:p>http://www.ti.com/lit/ds/symlink/tmux6136.pdf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https://www.arrow.com/en/products/tmux6136pwr/texas-instruments</text:p>
          </table:table-cell>
          <table:table-cell office:value-type="string" calcext:value-type="string">
            <text:p>+/-16.5-V, low capacitance, low-leakage-current, precision, dual SPDT switch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595-TMUX6136PWR</text:p>
          </table:table-cell>
          <table:table-cell office:value-type="string" calcext:value-type="string">
            <text:p>https://www.mouser.co.uk/ProductDetail/Texas-Instruments/TMUX6136PWR?qs=0lSvoLzn4L%2FXuVQ2cKiHH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8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SamacSys_Parts:TMUX6136PWR</text:p>
          </table:table-cell>
          <table:table-cell office:value-type="string" calcext:value-type="string">
            <text:p>SamacSys_Parts:SOP65P640X120-16N</text:p>
          </table:table-cell>
          <table:table-cell office:value-type="string" calcext:value-type="string">
            <text:p>http://www.ti.com/lit/ds/symlink/tmux6136.pdf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https://www.arrow.com/en/products/tmux6136pwr/texas-instruments</text:p>
          </table:table-cell>
          <table:table-cell office:value-type="string" calcext:value-type="string">
            <text:p>+/-16.5-V, low capacitance, low-leakage-current, precision, dual SPDT switch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595-TMUX6136PWR</text:p>
          </table:table-cell>
          <table:table-cell office:value-type="string" calcext:value-type="string">
            <text:p>https://www.mouser.co.uk/ProductDetail/Texas-Instruments/TMUX6136PWR?qs=0lSvoLzn4L%2FXuVQ2cKiHH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9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SamacSys_Parts:TMUX6136PWR</text:p>
          </table:table-cell>
          <table:table-cell office:value-type="string" calcext:value-type="string">
            <text:p>SamacSys_Parts:SOP65P640X120-16N</text:p>
          </table:table-cell>
          <table:table-cell office:value-type="string" calcext:value-type="string">
            <text:p>http://www.ti.com/lit/ds/symlink/tmux6136.pdf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https://www.arrow.com/en/products/tmux6136pwr/texas-instruments</text:p>
          </table:table-cell>
          <table:table-cell office:value-type="string" calcext:value-type="string">
            <text:p>+/-16.5-V, low capacitance, low-leakage-current, precision, dual SPDT switch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595-TMUX6136PWR</text:p>
          </table:table-cell>
          <table:table-cell office:value-type="string" calcext:value-type="string">
            <text:p>https://www.mouser.co.uk/ProductDetail/Texas-Instruments/TMUX6136PWR?qs=0lSvoLzn4L%2FXuVQ2cKiHH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0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SamacSys_Parts:TMUX6136PWR</text:p>
          </table:table-cell>
          <table:table-cell office:value-type="string" calcext:value-type="string">
            <text:p>SamacSys_Parts:SOP65P640X120-16N</text:p>
          </table:table-cell>
          <table:table-cell office:value-type="string" calcext:value-type="string">
            <text:p>http://www.ti.com/lit/ds/symlink/tmux6136.pdf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https://www.arrow.com/en/products/tmux6136pwr/texas-instruments</text:p>
          </table:table-cell>
          <table:table-cell office:value-type="string" calcext:value-type="string">
            <text:p>+/-16.5-V, low capacitance, low-leakage-current, precision, dual SPDT switch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595-TMUX6136PWR</text:p>
          </table:table-cell>
          <table:table-cell office:value-type="string" calcext:value-type="string">
            <text:p>https://www.mouser.co.uk/ProductDetail/Texas-Instruments/TMUX6136PWR?qs=0lSvoLzn4L%2FXuVQ2cKiHH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1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SamacSys_Parts:TMUX6136PWR</text:p>
          </table:table-cell>
          <table:table-cell office:value-type="string" calcext:value-type="string">
            <text:p>SamacSys_Parts:SOP65P640X120-16N</text:p>
          </table:table-cell>
          <table:table-cell office:value-type="string" calcext:value-type="string">
            <text:p>http://www.ti.com/lit/ds/symlink/tmux6136.pdf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https://www.arrow.com/en/products/tmux6136pwr/texas-instruments</text:p>
          </table:table-cell>
          <table:table-cell office:value-type="string" calcext:value-type="string">
            <text:p>+/-16.5-V, low capacitance, low-leakage-current, precision, dual SPDT switch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595-TMUX6136PWR</text:p>
          </table:table-cell>
          <table:table-cell office:value-type="string" calcext:value-type="string">
            <text:p>https://www.mouser.co.uk/ProductDetail/Texas-Instruments/TMUX6136PWR?qs=0lSvoLzn4L%2FXuVQ2cKiHH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2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SamacSys_Parts:1462039-4</text:p>
          </table:table-cell>
          <table:table-cell office:value-type="string" calcext:value-type="string">
            <text:p>SamacSys_Parts:14620394</text:p>
          </table:table-cell>
          <table:table-cell office:value-type="string" calcext:value-type="string">
            <text:p>https://www.te.com/commerce/DocumentDelivery/DDEController?Action=showdoc&amp;DocId=Data+Sheet%7F108-98001%7FZ%7Fpdf%7FEnglish%7FENG_DS_108-98001_Z.pdf%7F1462039-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https://www.arrow.com/en/products/1462039-4/te-connectivity?region=europe</text:p>
          </table:table-cell>
          <table:table-cell office:value-type="string" calcext:value-type="string">
            <text:p>General Purpose Relays IM13GR=IM RELAY 100MW 5V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655-1462039-4</text:p>
          </table:table-cell>
          <table:table-cell office:value-type="string" calcext:value-type="string">
            <text:p>https://www.mouser.co.uk/ProductDetail/TE-Connectivity-PB/1462039-4?qs=HrnbphAniACdk25612UMr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3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SamacSys_Parts:1462039-4</text:p>
          </table:table-cell>
          <table:table-cell office:value-type="string" calcext:value-type="string">
            <text:p>SamacSys_Parts:14620394</text:p>
          </table:table-cell>
          <table:table-cell office:value-type="string" calcext:value-type="string">
            <text:p>https://www.te.com/commerce/DocumentDelivery/DDEController?Action=showdoc&amp;DocId=Data+Sheet%7F108-98001%7FZ%7Fpdf%7FEnglish%7FENG_DS_108-98001_Z.pdf%7F1462039-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https://www.arrow.com/en/products/1462039-4/te-connectivity?region=europe</text:p>
          </table:table-cell>
          <table:table-cell office:value-type="string" calcext:value-type="string">
            <text:p>General Purpose Relays IM13GR=IM RELAY 100MW 5V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655-1462039-4</text:p>
          </table:table-cell>
          <table:table-cell office:value-type="string" calcext:value-type="string">
            <text:p>https://www.mouser.co.uk/ProductDetail/TE-Connectivity-PB/1462039-4?qs=HrnbphAniACdk25612UMr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SamacSys_Parts:1462039-4</text:p>
          </table:table-cell>
          <table:table-cell office:value-type="string" calcext:value-type="string">
            <text:p>SamacSys_Parts:14620394</text:p>
          </table:table-cell>
          <table:table-cell office:value-type="string" calcext:value-type="string">
            <text:p>https://www.te.com/commerce/DocumentDelivery/DDEController?Action=showdoc&amp;DocId=Data+Sheet%7F108-98001%7FZ%7Fpdf%7FEnglish%7FENG_DS_108-98001_Z.pdf%7F1462039-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https://www.arrow.com/en/products/1462039-4/te-connectivity?region=europe</text:p>
          </table:table-cell>
          <table:table-cell office:value-type="string" calcext:value-type="string">
            <text:p>General Purpose Relays IM13GR=IM RELAY 100MW 5V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655-1462039-4</text:p>
          </table:table-cell>
          <table:table-cell office:value-type="string" calcext:value-type="string">
            <text:p>https://www.mouser.co.uk/ProductDetail/TE-Connectivity-PB/1462039-4?qs=HrnbphAniACdk25612UMr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5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SamacSys_Parts:1462039-4</text:p>
          </table:table-cell>
          <table:table-cell office:value-type="string" calcext:value-type="string">
            <text:p>SamacSys_Parts:14620394</text:p>
          </table:table-cell>
          <table:table-cell office:value-type="string" calcext:value-type="string">
            <text:p>https://www.te.com/commerce/DocumentDelivery/DDEController?Action=showdoc&amp;DocId=Data+Sheet%7F108-98001%7FZ%7Fpdf%7FEnglish%7FENG_DS_108-98001_Z.pdf%7F1462039-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https://www.arrow.com/en/products/1462039-4/te-connectivity?region=europe</text:p>
          </table:table-cell>
          <table:table-cell office:value-type="string" calcext:value-type="string">
            <text:p>General Purpose Relays IM13GR=IM RELAY 100MW 5V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655-1462039-4</text:p>
          </table:table-cell>
          <table:table-cell office:value-type="string" calcext:value-type="string">
            <text:p>https://www.mouser.co.uk/ProductDetail/TE-Connectivity-PB/1462039-4?qs=HrnbphAniACdk25612UMr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6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SamacSys_Parts:TMUX6136PWR</text:p>
          </table:table-cell>
          <table:table-cell office:value-type="string" calcext:value-type="string">
            <text:p>SamacSys_Parts:SOP65P640X120-16N</text:p>
          </table:table-cell>
          <table:table-cell office:value-type="string" calcext:value-type="string">
            <text:p>http://www.ti.com/lit/ds/symlink/tmux6136.pdf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https://www.arrow.com/en/products/tmux6136pwr/texas-instruments</text:p>
          </table:table-cell>
          <table:table-cell office:value-type="string" calcext:value-type="string">
            <text:p>+/-16.5-V, low capacitance, low-leakage-current, precision, dual SPDT switch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595-TMUX6136PWR</text:p>
          </table:table-cell>
          <table:table-cell office:value-type="string" calcext:value-type="string">
            <text:p>https://www.mouser.co.uk/ProductDetail/Texas-Instruments/TMUX6136PWR?qs=0lSvoLzn4L%2FXuVQ2cKiHH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7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SamacSys_Parts:1462039-4</text:p>
          </table:table-cell>
          <table:table-cell office:value-type="string" calcext:value-type="string">
            <text:p>SamacSys_Parts:14620394</text:p>
          </table:table-cell>
          <table:table-cell office:value-type="string" calcext:value-type="string">
            <text:p>https://www.te.com/commerce/DocumentDelivery/DDEController?Action=showdoc&amp;DocId=Data+Sheet%7F108-98001%7FZ%7Fpdf%7FEnglish%7FENG_DS_108-98001_Z.pdf%7F1462039-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https://www.arrow.com/en/products/1462039-4/te-connectivity?region=europe</text:p>
          </table:table-cell>
          <table:table-cell office:value-type="string" calcext:value-type="string">
            <text:p>General Purpose Relays IM13GR=IM RELAY 100MW 5V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655-1462039-4</text:p>
          </table:table-cell>
          <table:table-cell office:value-type="string" calcext:value-type="string">
            <text:p>https://www.mouser.co.uk/ProductDetail/TE-Connectivity-PB/1462039-4?qs=HrnbphAniACdk25612UMr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JST:JST_PH_B5B-PH-K_1x05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Generic:Conn_01x10</text:p>
          </table:table-cell>
          <table:table-cell office:value-type="string" calcext:value-type="string">
            <text:p>Connector_JST:JST_PH_B10B-PH-K_1x10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1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2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3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4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5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6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7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8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1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2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3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4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5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6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7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8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9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10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1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2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3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4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5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6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7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8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9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10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2.3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Lehle_MZ_P</text:p>
          </table:table-cell>
          <table:table-cell office:value-type="string" calcext:value-type="string">
            <text:p>Device:Transformer_1P_SS</text:p>
          </table:table-cell>
          <table:table-cell office:value-type="string" calcext:value-type="string">
            <text:p>Lehle_Transformer:Lehle_MZ_P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8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9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  <table:table-cell office:value-type="string" calcext:value-type="string">
            <text:p>SamacSys_Parts:SOIC127P600X175-14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0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1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2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3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4</text:p>
          </table:table-cell>
          <table:table-cell office:value-type="string" calcext:value-type="string">
            <text:p>MCP23008-xSO</text:p>
          </table:table-cell>
          <table:table-cell office:value-type="string" calcext:value-type="string">
            <text:p>Interface_Expansion:MCP23008-xSO</text:p>
          </table:table-cell>
          <table:table-cell office:value-type="string" calcext:value-type="string">
            <text:p>Package_SO:SOIC-18W_7.5x11.6mm_P1.27mm</text:p>
          </table:table-cell>
          <table:table-cell office:value-type="string" calcext:value-type="string">
            <text:p>http://ww1.microchip.com/downloads/en/DeviceDoc/MCP23008-MCP23S08-Data-Sheet-20001919F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5</text:p>
          </table:table-cell>
          <table:table-cell office:value-type="string" calcext:value-type="string">
            <text:p>MCP23008-xSO</text:p>
          </table:table-cell>
          <table:table-cell office:value-type="string" calcext:value-type="string">
            <text:p>Interface_Expansion:MCP23008-xSO</text:p>
          </table:table-cell>
          <table:table-cell office:value-type="string" calcext:value-type="string">
            <text:p>Package_SO:SOIC-18W_7.5x11.6mm_P1.27mm</text:p>
          </table:table-cell>
          <table:table-cell office:value-type="string" calcext:value-type="string">
            <text:p>http://ww1.microchip.com/downloads/en/DeviceDoc/MCP23008-MCP23S08-Data-Sheet-20001919F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6</text:p>
          </table:table-cell>
          <table:table-cell office:value-type="string" calcext:value-type="string">
            <text:p>MCP23008-xSO</text:p>
          </table:table-cell>
          <table:table-cell office:value-type="string" calcext:value-type="string">
            <text:p>Interface_Expansion:MCP23008-xSO</text:p>
          </table:table-cell>
          <table:table-cell office:value-type="string" calcext:value-type="string">
            <text:p>Package_SO:SOIC-18W_7.5x11.6mm_P1.27mm</text:p>
          </table:table-cell>
          <table:table-cell office:value-type="string" calcext:value-type="string">
            <text:p>http://ww1.microchip.com/downloads/en/DeviceDoc/MCP23008-MCP23S08-Data-Sheet-20001919F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7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8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  <table:table-cell office:value-type="string" calcext:value-type="string">
            <text:p>SamacSys_Parts:SOIC127P600X175-14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rrow Part Number</text:p>
          </table:table-cell>
          <table:table-cell office:value-type="string" calcext:value-type="string">
            <text:p>Arrow Price/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1, C2, C3, C4, C13, C14, C17, C18, C19, C20, C21, C22, C23, C24, C25, C_Spl1, C_Spl2, C_Spl3, C_Spl7, C_U1, C_U2, C_U3, C_U4, C_U5, C_U6, C_U7, C_U8, C_U9, C_U11, C_VDD_IC1, C_VDD_IC2, C_VDD_IC3, C_VDD_IC4, C_VDD_IC5, C_VDD_IC6, C_VDD_IC7, C_VDD_IC8, C_VDD_IC9, C_VDD_IC10, C_VDD_IC11, C_VDD_IC12, C_VDD_IC13, C_VDD_IC14, C_VDD_IC15, C_VDD_IC16, C_VSS_IC1, C_VSS_IC2, C_VSS_IC3, C_VSS_IC4, C_VSS_IC5, C_VSS_IC6, C_VSS_IC7, C_VSS_IC8, C_VSS_IC9, C_VSS_IC10, C_VSS_IC11, C_VSS_IC12, C_VSS_IC13, C_VSS_IC14, C_VSS_IC15, C_VSS_IC16</text:p>
          </table:table-cell>
          <table:table-cell table:style-name="ce3"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style-name="ce3" office:value-type="string" calcext:value-type="string">
            <text:p>2.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6, C7, C8, C9, C12</text:p>
          </table:table-cell>
          <table:table-cell table:style-name="ce3"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10, C11, C15, C16</text:p>
          </table:table-cell>
          <table:table-cell table:style-name="ce3"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_Spl4, C_Spl5, C_Spl6, C_Spl8</text:p>
          </table:table-cell>
          <table:table-cell table:style-name="ce1"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_Elec_4x5.4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D1, D2, D3, D4, D5</text:p>
          </table:table-cell>
          <table:table-cell table:style-name="ce3" office:value-type="string" calcext:value-type="string">
            <text:p>SOD-123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1206_3216Metric_Pad1.42x1.75mm_HandSolder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1, IC2, IC3, IC4, IC5, IC6, IC7, IC8, IC9, IC10, IC11, IC12, IC13, IC14, IC15, IC16</text:p>
          </table:table-cell>
          <table:table-cell table:style-name="ce5"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17, IC18, IC19, IC20, IC21, IC26</text:p>
          </table:table-cell>
          <table:table-cell table:style-name="ce1" office:value-type="string" calcext:value-type="string">
            <text:p>TMUX6136PWR</text:p>
          </table:table-cell>
          <table:table-cell office:value-type="string" calcext:value-type="string">
            <text:p>SamacSys_Parts:TMUX6112PWR</text:p>
          </table:table-cell>
          <table:table-cell office:value-type="string" calcext:value-type="string">
            <text:p>SamacSys_Parts:SOP65P640X120-16N</text:p>
          </table:table-cell>
          <table:table-cell office:value-type="string" calcext:value-type="string">
            <text:p>http://www.ti.com/lit/ds/symlink/tmux6136.pdf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https://www.arrow.com/en/products/tmux6136pwr/texas-instruments</text:p>
          </table:table-cell>
          <table:table-cell office:value-type="string" calcext:value-type="string">
            <text:p>+/-16.5-V, low capacitance, low-leakage-current, precision, dual SPDT switch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6136PWR</text:p>
          </table:table-cell>
          <table:table-cell office:value-type="string" calcext:value-type="string">
            <text:p>595-TMUX6136PWR</text:p>
          </table:table-cell>
          <table:table-cell office:value-type="string" calcext:value-type="string">
            <text:p>https://www.mouser.co.uk/ProductDetail/Texas-Instruments/TMUX6136PWR?qs=0lSvoLzn4L%2FXuVQ2cKiHHw%3D%3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22, IC23, IC24, IC25, IC27</text:p>
          </table:table-cell>
          <table:table-cell table:style-name="ce1" office:value-type="string" calcext:value-type="string">
            <text:p>1462039-4</text:p>
          </table:table-cell>
          <table:table-cell office:value-type="string" calcext:value-type="string">
            <text:p>SamacSys_Parts:1462039-4</text:p>
          </table:table-cell>
          <table:table-cell office:value-type="string" calcext:value-type="string">
            <text:p>SamacSys_Parts:14620394</text:p>
          </table:table-cell>
          <table:table-cell office:value-type="string" calcext:value-type="string">
            <text:p>https://www.te.com/commerce/DocumentDelivery/DDEController?Action=showdoc&amp;DocId=Data+Sheet%7F108-98001%7FZ%7Fpdf%7FEnglish%7FENG_DS_108-98001_Z.pdf%7F1462039-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https://www.arrow.com/en/products/1462039-4/te-connectivity?region=europe</text:p>
          </table:table-cell>
          <table:table-cell office:value-type="string" calcext:value-type="string">
            <text:p>General Purpose Relays IM13GR=IM RELAY 100MW 5V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655-1462039-4</text:p>
          </table:table-cell>
          <table:table-cell office:value-type="string" calcext:value-type="string">
            <text:p>https://www.mouser.co.uk/ProductDetail/TE-Connectivity-PB/1462039-4?qs=HrnbphAniACdk25612UMrw%3D%3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style-name="ce5"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JST:JST_PH_B5B-PH-K_1x05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table:style-name="ce5" office:value-type="string" calcext:value-type="string">
            <text:p>Conn_01x10</text:p>
          </table:table-cell>
          <table:table-cell office:value-type="string" calcext:value-type="string">
            <text:p>Connector_Generic:Conn_01x10</text:p>
          </table:table-cell>
          <table:table-cell office:value-type="string" calcext:value-type="string">
            <text:p>Connector_JST:JST_PH_B10B-PH-K_1x10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table:style-name="ce5"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_1, J_2, J_3, J_4, J_5, J_6, J_7, J_8, J_Return1, J_Return2, J_Return3, J_Return4, J_Return5, J_Return6, J_Return7, J_Return8, J_Return9, J_Return10, J_Send1, J_Send2, J_Send3, J_Send4, J_Send5, J_Send6, J_Send7, J_Send8, J_Send9, J_Send10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1, Q2, Q3, Q4, Q5</text:p>
          </table:table-cell>
          <table:table-cell table:style-name="ce3"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, R2, R3, R4, R5, R6, R7, R8</text:p>
          </table:table-cell>
          <table:table-cell table:style-name="ce3"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R9, R10, R11, R17, </text:span>R12, R13, R14, R15, R16, R18, R19, R20, R32, R33, R36, R37, R38, R39, R41, R44, R48, R49, R50, R51, R52, R53, R54, R55</text:p>
          </table:table-cell>
          <table:table-cell table:style-name="ce3"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table:style-name="ce3" office:value-type="string" calcext:value-type="string">
            <text:p>2.3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2, R23, R24, R25, R26, R27, R28, R29, R34, R35</text:p>
          </table:table-cell>
          <table:table-cell table:style-name="ce3"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0, R31, R40, R43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2</text:p>
          </table:table-cell>
          <table:table-cell table:style-name="ce3" office:value-type="string" calcext:value-type="string">
            <text:p>1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5, R46, R47</text:p>
          </table:table-cell>
          <table:table-cell table:style-name="ce3"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style-name="ce5" office:value-type="string" calcext:value-type="string">
            <text:p>Lehle_MZ_P</text:p>
          </table:table-cell>
          <table:table-cell office:value-type="string" calcext:value-type="string">
            <text:p>Device:Transformer_1P_SS</text:p>
          </table:table-cell>
          <table:table-cell office:value-type="string" calcext:value-type="string">
            <text:p>Lehle_Transformer:Lehle_MZ_P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1, U2, U3, U4, U5, U6, U7, U8, U11, U17</text:p>
          </table:table-cell>
          <table:table-cell table:style-name="ce3"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9, U18</text:p>
          </table:table-cell>
          <table:table-cell table:style-name="ce3"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  <table:table-cell office:value-type="string" calcext:value-type="string">
            <text:p>SamacSys_Parts:SOIC127P600X175-14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0, U12, U13</text:p>
          </table:table-cell>
          <table:table-cell table:style-name="ce3"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4, U15, U16</text:p>
          </table:table-cell>
          <table:table-cell table:style-name="ce1" office:value-type="string" calcext:value-type="string">
            <text:p>MCP23008-xSO</text:p>
          </table:table-cell>
          <table:table-cell office:value-type="string" calcext:value-type="string">
            <text:p>Interface_Expansion:MCP23008-xSO</text:p>
          </table:table-cell>
          <table:table-cell office:value-type="string" calcext:value-type="string">
            <text:p>Package_SO:SOIC-18W_7.5x11.6mm_P1.27mm</text:p>
          </table:table-cell>
          <table:table-cell office:value-type="string" calcext:value-type="string">
            <text:p>http://ww1.microchip.com/downloads/en/DeviceDoc/MCP23008-MCP23S08-Data-Sheet-20001919F.pdf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.00.0000</text:date>, <text:time style:data-style-name="N2" text:time-value="19:42:20.78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7T21:15:10.056000000</dc:date>
    <meta:editing-duration>PT18H34M39S</meta:editing-duration>
    <meta:editing-cycles>10</meta:editing-cycles>
    <meta:generator>LibreOffice/7.3.3.2$Windows_X86_64 LibreOffice_project/d1d0ea68f081ee2800a922cac8f79445e4603348</meta:generator>
    <meta:document-statistic meta:table-count="1" meta:cell-count="1723" meta:object-count="0"/>
  </office:meta>
</office:document-meta>
</file>